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a6c4" officeooo:paragraph-rsid="001da6c4"/>
    </style:style>
    <style:style style:name="P2" style:family="paragraph" style:parent-style-name="Standard">
      <style:text-properties officeooo:rsid="001da6c4" officeooo:paragraph-rsid="001da6c4"/>
    </style:style>
    <style:style style:name="P3" style:family="paragraph" style:parent-style-name="Standard">
      <style:text-properties officeooo:rsid="001e4f43" officeooo:paragraph-rsid="001e4f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e des composants :</text:p>
      <text:p text:style-name="P1"/>
      <text:p text:style-name="P1">PAGE LISTE PRODUITS</text:p>
      <text:p text:style-name="P1"/>
      <text:p text:style-name="P1">I. Navbar</text:p>
      <text:p text:style-name="P1"/>
      <text:p text:style-name="P1"><text:tab/>Fidélité</text:p>
      <text:p text:style-name="P1"><text:tab/>Panier</text:p>
      <text:p text:style-name="P1"/>
      <text:p text:style-name="P1">2. Slidebar</text:p>
      <text:p text:style-name="P1">3. Liste products</text:p>
      <text:p text:style-name="P1"><text:tab/>products</text:p>
      <text:p text:style-name="P1"/>
      <text:p text:style-name="P1">PANIER</text:p>
      <text:p text:style-name="P1"/>
      <text:p text:style-name="P1">I.Header</text:p>
      <text:p text:style-name="P1">2. Footer</text:p>
      <text:p text:style-name="P1">3. A retirer</text:p>
      <text:p text:style-name="P1"><text:tab/>elements du panier</text:p>
      <text:p text:style-name="P1"/>
      <text:p text:style-name="P1">CONNEXION</text:p>
      <text:p text:style-name="P1"/>
      <text:p text:style-name="P1">1. Input</text:p>
      <text:p text:style-name="P1">2. Button</text:p>
      <text:p text:style-name="P1"/>
      <text:p text:style-name="P1">PERFETTO</text:p>
      <text:p text:style-name="P1"><text:tab/>1.map</text:p>
      <text:p text:style-name="P1"><text:tab/>2.card</text:p>
      <text:p text:style-name="P1"/>
      <text:p text:style-name="P1">GRAZIE</text:p>
      <text:p text:style-name="P1">1. card</text:p>
      <text:p text:style-name="P1"><text:tab/>Badge</text:p>
      <text:p text:style-name="P1"><text:tab/>Button</text:p>
      <text:p text:style-name="P1"><text:s text:c="4"/>Image</text:p>
      <text:p text:style-name="P1"><text:s text:c="4"/>Text</text:p>
      <text:p text:style-name="P1"/>
      <text:p text:style-name="P1"/>
      <text:p text:style-name="P1">PROFIL</text:p>
      <text:p text:style-name="P1">1. Commande archivée</text:p>
      <text:p text:style-name="P1"><text:tab/>texte X3</text:p>
      <text:p text:style-name="P1">Composant « snack bar »</text:p>
      <text:p text:style-name="P1"/>
      <text:p text:style-name="P1"/>
      <text:p text:style-name="P3">A VOIR :</text:p>
      <text:p text:style-name="P3"><text:a xlink:type="simple" xlink:href="http://localhost:4000/macommande" text:style-name="Internet_20_link" text:visited-style-name="Visited_20_Internet_20_Link">http://localhost:4000/macommande</text:a></text:p>
      <text:p text:style-name="P3">page du détail des commandes passée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17:18:32.306144650</meta:creation-date>
    <dc:date>2018-06-11T18:21:22.454238205</dc:date>
    <meta:editing-duration>PT1H43M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2" meta:word-count="63" meta:character-count="381" meta:non-whitespace-character-count="333"/>
  </office:meta>
</office:document-meta>
</file>